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margin-left="0.4898in" fo:margin-right="0in" fo:text-indent="0in" style:auto-text-indent="false"/>
    </style:style>
    <style:style style:name="P5" style:family="paragraph" style:parent-style-name="Standard">
      <style:paragraph-properties fo:margin-left="0.4898in" fo:margin-right="0in" fo:text-indent="0in" style:auto-text-indent="false"/>
      <style:text-properties fo:font-weight="bold" style:font-weight-asian="bold" style:font-weight-complex="bold"/>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in" fo:margin-right="0in" fo:text-indent="0in"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Standard">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1">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ab-stops/>
      </style:paragraph-properties>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margin-left="0in" fo:margin-right="0in" fo:text-indent="0in" style:auto-text-indent="false"/>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an Erickson</text:p>
      <text:p text:style-name="P3">CS 362</text:p>
      <text:p text:style-name="P3">Final Report</text:p>
      <text:p text:style-name="P2"/>
      <text:p text:style-name="P2">Introduction:</text:p>
      <text:p text:style-name="P2"><text:span text:style-name="T1"><text:tab/></text:span><text:span text:style-name="T3">The first thing I did when starting this final report was completely scrap my old reports <text:tab/>and most of my old code. I ended up basically starting from scratch because my old code <text:tab/>and reports were inadequate. I put all my code into testDom.c and tweaked the makefile <text:tab/>slightly so you can just:</text:span></text:p>
      <text:p text:style-name="P3"/>
      <text:p text:style-name="P3"><text:tab/>make clean</text:p>
      <text:p text:style-name="P3"><text:tab/>make all</text:p>
      <text:p text:style-name="P3"><text:tab/>/testdom </text:p>
      <text:p text:style-name="P3"/>
      <text:p text:style-name="P3"><text:tab/>This calls my testDom.c program which is just one function named testAll. After running <text:tab/>the tests, the results are stored in a test.out file which contains the number of failed tests <text:tab/>in each category.</text:p>
      <text:p text:style-name="P2"/>
      <text:p text:style-name="P2">Testing methods:</text:p>
      <text:p text:style-name="P9">I did a series of <text:s/>7 unit tests coupled with 2 random tests. My test.out printed the results of each test to a file in this way:</text:p>
      <text:p text:style-name="P9"/>
      <text:p text:style-name="P9">Number of failed coin decrements: <text:line-break/>Number of failed numBuys: <text:line-break/>Number of failed sufficient coins: <text:line-break/>Number of failed correct # of coins test: <text:line-break/>Number of failed numBuy decrements: <text:line-break/>Number of failed random card buys: <text:line-break/>Number of failed random coin buys: <text:line-break/>Number of failed deck decrements: <text:line-break/>Number of failed discards: <text:line-break/>Total number of tests: <text:line-break/>Total number of failed tests: <text:line-break/>Percentage of tests failed: <text:line-break/></text:p>
      <text:p text:style-name="P9">Each test was run 100 times to gather a fair representation of failures. There were a total of 900 tests run, and from that I provide a percentage of tests failed. My random tests were failed more often than the unit tests, but if a unit test was failed it was generally failed 100% of the time. </text:p>
      <text:p text:style-name="P9"/>
      <text:p text:style-name="P9">Five of the seven unit tests were based on buyCard. They were:</text:p>
      <text:list xml:id="list43154693" text:style-name="L1">
        <text:list-item>
          <text:p text:style-name="P11">Checking to see if coins decremented properly</text:p>
        </text:list-item>
        <text:list-item>
          <text:p text:style-name="P11">Making sure that cards couldn't be bought when numBuys = 0</text:p>
        </text:list-item>
        <text:list-item>
          <text:p text:style-name="P11">Checking that a player can't buy cards with insufficient coins</text:p>
        </text:list-item>
        <text:list-item>
          <text:p text:style-name="P11">Making sure that coins are actually what they should be at any given time</text:p>
        </text:list-item>
        <text:list-item>
          <text:p text:style-name="P11">Making sure that numBuys decrements after a buy</text:p>
        </text:list-item>
      </text:list>
      <text:p text:style-name="P9"><text:soft-page-break/>The two random cases I did were buying a random card and buying a specified card with a random (less than 10) number of coins. The random card seemed to be a commonly failed test, and I believe this is because a number of people didn't implement adventurer correctly or at all.</text:p>
      <text:p text:style-name="P9"/>
      <text:p text:style-name="P9">In one of my other unit tests, I tested drawCard to make sure that it is in fact decrementing the deck every time a new card is drawn. </text:p>
      <text:p text:style-name="P9"/>
      <text:p text:style-name="P9">The last unit test I did was checking to see that the already implemented discardCard was functioning properly. To make the discard test slightly less static I made it cycle through which hand position the card was being discarded from. It never seemed to be a failed test, so the implementation is bulletproof.</text:p>
      <text:p text:style-name="P9"/>
      <text:p text:style-name="P9">One of my random tests looks like:</text:p>
      <text:p text:style-name="P9"/>
      <text:p text:style-name="P9"><text:tab/>for(i = 0; i &lt; numTests; i++){<text:line-break/><text:tab/><text:tab/>G.numBuys = 1;<text:line-break/><text:tab/><text:tab/>G.coins = 10;<text:line-break/><text:tab/><text:tab/>pass = buyCard(k[rand()%11], &amp;G);<text:line-break/><text:tab/><text:tab/><text:line-break/><text:tab/><text:tab/>if(pass == -1){<text:line-break/><text:tab/><text:tab/><text:tab/>failed_random++;<text:line-break/><text:tab/><text:tab/><text:tab/>failed_total++;<text:line-break/><text:tab/><text:tab/>}<text:line-break/><text:tab/>}</text:p>
      <text:p text:style-name="P9"/>
      <text:p text:style-name="P9">All it does is loops through 100 times (numTests is an int at the beginning of the function) and tries to buy a card at random with the 10 allocated coins. If the test fails, the counters for the individual test and overall number of failed tests are incremented. This was a commonly failed test, and I believe that's because most people were lacking an implementation of adventurer.</text:p>
      <text:p text:style-name="Standard"/>
      <text:p text:style-name="P2">Group code test results:</text:p>
      <text:p text:style-name="Standard"/>
      <text:p text:style-name="P1">mcelfrec:</text:p>
      <text:p text:style-name="P4"><text:span text:style-name="T4">-Failed 9.67% of overall tests. </text:span>All of the failures were within the random testing. It appears as though the code may have a difficult time determining when a card is able to be bought given somewhat random conditions.</text:p>
      <text:p text:style-name="P4"/>
      <text:p text:style-name="P4"><text:span text:style-name="T4">-Coverage:</text:span> 28.65% of code was covered<text:span text:style-name="T1"> (via gcov)</text:span></text:p>
      <text:p text:style-name="P4"/>
      <text:p text:style-name="P5">-Test.out:</text:p>
      <text:p text:style-name="P4">Number of failed coin decrements: 0<text:line-break/>Number of failed numBuys: 0<text:line-break/>Number of failed sufficient coins: 0<text:line-break/>Number of failed correct # of coins test: 0<text:line-break/><text:soft-page-break/>Number of failed numBuy decrements: 0<text:line-break/>Number of failed random card buys: 52<text:line-break/>Number of failed random coin buys: 35<text:line-break/>Number of failed deck decrements: 0<text:line-break/>Number of failed discards: 0<text:line-break/>Total number of tests: 900<text:line-break/>Total number of failed tests: 87<text:line-break/>Percentage of tests failed: 9.666667<text:line-break/></text:p>
      <text:p text:style-name="P7">westb:</text:p>
      <text:p text:style-name="P9"><text:span text:style-name="T4">-Failed 49.67% of overall tests. </text:span>Failures occurred in both unit tests and random tests. It looks as though coins aren't being decremented properly, as most coin tests were failed. He was also missing code to decrement numBuys. Despite that, his code handled my random coin testing flawlessly.</text:p>
      <text:p text:style-name="P9"/>
      <text:p text:style-name="P9"><text:span text:style-name="T4">-Coverage:</text:span> 28.22% of code was covered<text:span text:style-name="T1"> (via gcov)</text:span><text:line-break/></text:p>
      <text:p text:style-name="P5">-Test.out:</text:p>
      <text:p text:style-name="P9">Number of failed coin decrements: 100<text:line-break/>Number of failed numBuys: 100<text:line-break/>Number of failed sufficient coins: 0<text:line-break/>Number of failed correct # of coins test: 100<text:line-break/>Number of failed numBuy decrements: 100<text:line-break/>Number of failed random card buys: 14<text:line-break/>Number of failed random coin buys: 0<text:line-break/>Number of failed deck decrements: 33<text:line-break/>Number of failed discards: 0<text:line-break/>Total number of tests: 900<text:line-break/>Total number of failed tests: 447<text:line-break/>Percentage of tests failed: 49.666668<text:line-break/></text:p>
      <text:p text:style-name="P7">wheeleri:</text:p>
      <text:p text:style-name="P6"><text:tab/><text:span text:style-name="T4">-Failed 30.89% of overall tests.</text:span> Failures occurred in both unit tests and random tests. <text:tab/>The issues are occurring in coin decrementing and being allowed to buy regardless of <text:tab/>numBuys being 0.</text:p>
      <text:p text:style-name="P6"/>
      <text:p text:style-name="P6"><text:tab/>The code also failed the random coin test and sufficient coin test. This is because it isn't <text:tab/>actively checking the number of coins before moving forward with the buy.</text:p>
      <text:p text:style-name="P6"/>
      <text:p text:style-name="P6"><text:tab/><text:span text:style-name="T4">-Coverage:</text:span> 25.23% of code was covered<text:span text:style-name="T1"> (via gcov)</text:span></text:p>
      <text:p text:style-name="P6"/>
      <text:p text:style-name="P5">-Test.out:</text:p>
      <text:p text:style-name="P4">Number of failed coin decrements: 0<text:line-break/>Number of failed numBuys: 100<text:line-break/>Number of failed sufficient coins: 100<text:line-break/>Number of failed correct # of coins test: 0<text:line-break/><text:soft-page-break/>Number of failed numBuy decrements: 0<text:line-break/>Number of failed random card buys: 0<text:line-break/>Number of failed random coin buys: 78<text:line-break/>Number of failed deck decrements: 0<text:line-break/>Number of failed discards: 0<text:line-break/>Total number of tests: 900<text:line-break/>Total number of failed tests: 278<text:line-break/>Percentage of tests failed: 30.888889<text:line-break/></text:p>
      <text:p text:style-name="P6"/>
      <text:p text:style-name="P7">brookjon:</text:p>
      <text:p text:style-name="P6"><text:tab/><text:span text:style-name="T4">-Failed 49.56% of overall tests.</text:span> It failed a significant number of my tests because at no <text:tab/>point does it ever return -1. On top of that, it seems as though coins don't ever decrement. <text:tab/>Most other code had multiple places where it would return a fail case of -1, so I was <text:tab/>accounting for that in <text:tab/>my code. Looking at it, it mostly appears to do what it's supposed <text:tab/>to do other than the fact that it always returns 0.</text:p>
      <text:p text:style-name="P6"/>
      <text:p text:style-name="P6"><text:tab/><text:span text:style-name="T4">-Coverage:</text:span> 25.84% of code was covered<text:span text:style-name="T1"> (via gcov)</text:span></text:p>
      <text:p text:style-name="P6"/>
      <text:p text:style-name="P5">-Test.out:</text:p>
      <text:p text:style-name="P4">Number of failed coin decrements: 100<text:line-break/>Number of failed numBuys: 100<text:line-break/>Number of failed sufficient coins: 100<text:line-break/>Number of failed correct # of coins test: 100<text:line-break/>Number of failed numBuy decrements: 0<text:line-break/>Number of failed random card buys: 0<text:line-break/>Number of failed random coin buys: 46<text:line-break/>Number of failed deck decrements: 0<text:line-break/>Number of failed discards: 0<text:line-break/>Total number of tests: 900<text:line-break/>Total number of failed tests: 446<text:line-break/>Percentage of tests failed: 49.555557</text:p>
      <text:p text:style-name="P4"/>
      <text:p text:style-name="P7">ericksoi(me):</text:p>
      <text:p text:style-name="P6"><text:span text:style-name="T1"><text:tab/></text:span><text:span text:style-name="T2">-Failed 6.78% of overall tests.</text:span><text:span text:style-name="T1"> My code passed all unit tests 100%, but it failed ~30% of <text:tab/>the random tests. The random card tests I imagine is due to my adventurer <text:tab/>implementation not being fully functional, so like I mentioned earlier in the report it may <text:tab/>have failed there. I'm still not actually sure what happened in my code to make the <text:tab/>random coin tests fail, but I'm still fairly confident in my code with a generally high <text:tab/>success rate.</text:span></text:p>
      <text:p text:style-name="P14"/>
      <text:p text:style-name="P6"><text:span text:style-name="T1"><text:tab/></text:span><text:span text:style-name="T2">-Coverage:</text:span><text:span text:style-name="T1"> 28.06 of code was covered (via gcov)</text:span></text:p>
      <text:p text:style-name="P14"/>
      <text:p text:style-name="P6"><text:span text:style-name="T1"><text:tab/></text:span><text:span text:style-name="T2">-Test.out:</text:span></text:p>
      <text:p text:style-name="P9"><text:span text:style-name="T1">Number of failed coin decrements: 0<text:line-break/>Number of failed numBuys: 0<text:line-break/></text:span><text:soft-page-break/><text:span text:style-name="T1">Number of failed sufficient coins: 0<text:line-break/>Number of failed correct # of coins test: 0<text:line-break/>Number of failed numBuy decrements: 0<text:line-break/>Number of failed random card buys: 22<text:line-break/>Number of failed random coin buys: 39<text:line-break/>Number of failed deck decrements: 0<text:line-break/>Number of failed discards: 0<text:line-break/>Total number of tests: 900<text:line-break/>Total number of failed tests: 61<text:line-break/>Percentage of tests failed: 6.777778<text:line-break/></text:span><text:line-break/></text:p>
      <text:p text:style-name="P8">Conclusion:</text:p>
      <text:p text:style-name="P12">I was a little surprised at the high rate of failure of some of the code I tested. This is partially due to the fact that my tests were similar in nature, which meant if you failed one it was likely you would fail another. In retrospect I would have made my tests a little more unique so missing one part wouldn't make you fail multiple tests. I also would have added one more test to make it an even 1000, which would only really make the percentages a little bit cleaner.</text:p>
      <text:p text:style-name="P12"/>
      <text:p text:style-name="P12">Something I didn't get to do in report 2 that I did this time was using gcov. It was actually extremely helpful in finding things wrong in my code as well as others. It was awesome being able to find how many times a specific line was hit so I could see what was being skipped over. </text:p>
      <text:p text:style-name="P12"/>
      <text:p text:style-name="P12">Overall I'd say I'm very happy with my testing, and I think that I was fairly thorough. If I had the time, I think next time I'd like to do a full run through of the game testing every single step. I think it would be interesting to create an AI to play with/against that was 100% random, just to see if it would still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an Erickson</meta:initial-creator>
    <meta:creation-date>2012-06-11T19:40:48.27</meta:creation-date>
    <dc:date>2012-06-11T22:58:20.29</dc:date>
    <dc:creator>Ian Erickson</dc:creator>
    <meta:editing-duration>PT2H46M58S</meta:editing-duration>
    <meta:editing-cycles>27</meta:editing-cycles>
    <meta:generator>OpenOffice.org/3.3$Win32 OpenOffice.org_project/330m20$Build-9567</meta:generator>
    <meta:document-statistic meta:table-count="0" meta:image-count="0" meta:object-count="0" meta:page-count="5" meta:paragraph-count="56" meta:word-count="1485" meta:character-count="8388"/>
  </office:meta>
</office:document-meta>
</file>